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entury Schoolbook L" svg:font-family="'Century Schoolbook L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entury Schoolbook L1" svg:font-family="'Century Schoolbook L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1" officeooo:rsid="00039b64" officeooo:paragraph-rsid="00039b64" style:font-name-asian="OpenSymbol" style:font-name-complex="OpenSymbol"/>
    </style:style>
    <style:style style:name="P2" style:family="paragraph" style:parent-style-name="Standard">
      <style:text-properties style:font-name="Courier New" officeooo:rsid="00039b64" officeooo:paragraph-rsid="00039b64" style:font-name-asian="OpenSymbol" style:font-name-complex="OpenSymbol"/>
    </style:style>
    <style:style style:name="P3" style:family="paragraph" style:parent-style-name="Standard">
      <style:text-properties style:font-name="Courier New" fo:font-size="10pt" officeooo:rsid="00039b64" officeooo:paragraph-rsid="00039b64" style:font-name-asian="OpenSymbol" style:font-size-asian="10pt" style:font-name-complex="OpenSymbol" style:font-size-complex="10pt"/>
    </style:style>
    <style:style style:name="P4" style:family="paragraph" style:parent-style-name="Standard">
      <style:text-properties style:font-name="Courier New" fo:font-size="10pt" officeooo:rsid="00039b64" officeooo:paragraph-rsid="0006e2dc" style:font-name-asian="OpenSymbol" style:font-size-asian="10pt" style:font-name-complex="OpenSymbol" style:font-size-complex="10pt"/>
    </style:style>
    <style:style style:name="P5" style:family="paragraph" style:parent-style-name="Standard">
      <style:text-properties style:font-name="Courier New" fo:font-size="10pt" officeooo:rsid="00039b64" officeooo:paragraph-rsid="00083236" style:font-name-asian="OpenSymbol" style:font-size-asian="10pt" style:font-name-complex="OpenSymbol" style:font-size-complex="10pt"/>
    </style:style>
    <style:style style:name="P6" style:family="paragraph" style:parent-style-name="Standard">
      <style:text-properties style:font-name="Courier New" fo:font-size="10pt" officeooo:rsid="0006e2dc" officeooo:paragraph-rsid="0006e2dc" style:font-name-asian="OpenSymbol" style:font-size-asian="10pt" style:font-name-complex="OpenSymbol" style:font-size-complex="10pt"/>
    </style:style>
    <style:style style:name="P7" style:family="paragraph" style:parent-style-name="Standard">
      <style:paragraph-properties fo:break-before="page"/>
      <style:text-properties style:font-name="Courier New" fo:font-size="10pt" officeooo:rsid="00039b64" officeooo:paragraph-rsid="00039b64" style:font-name-asian="OpenSymbol" style:font-size-asian="10pt" style:font-name-complex="OpenSymbol" style:font-size-complex="10pt"/>
    </style:style>
    <style:style style:name="P8" style:family="paragraph" style:parent-style-name="Standard">
      <style:paragraph-properties fo:break-before="page"/>
      <style:text-properties style:font-name="Courier New" fo:font-size="10pt" officeooo:rsid="0006e2dc" officeooo:paragraph-rsid="0006e2dc" style:font-name-asian="OpenSymbol" style:font-size-asian="10pt" style:font-name-complex="OpenSymbol" style:font-size-complex="10pt"/>
    </style:style>
    <style:style style:name="P9" style:family="paragraph">
      <style:paragraph-properties fo:text-align="center"/>
    </style:style>
    <style:style style:name="T1" style:family="text">
      <style:text-properties officeooo:rsid="0003e837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Courier New" fo:font-size="10pt" officeooo:rsid="00039b64" style:font-name-asian="OpenSymbol" style:font-size-asian="10pt" style:font-name-complex="OpenSymbol" style:font-size-complex="10pt"/>
    </style:style>
    <style:style style:name="T4" style:family="text">
      <style:text-properties officeooo:rsid="00039b64"/>
    </style:style>
    <style:style style:name="T5" style:family="text">
      <style:text-properties officeooo:rsid="00073afa"/>
    </style:style>
    <style:style style:name="T6" style:family="text">
      <style:text-properties officeooo:rsid="000be6fe"/>
    </style:style>
    <style:style style:name="T7" style:family="text">
      <style:text-properties officeooo:rsid="000c27a2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Q</text:span>uelques questions sur le cahier des charges pour la gestion du fond de livres de français prêtés aux élèves.</text:p>
      <text:p text:style-name="P1"/>
      <text:p text:style-name="P1">Comme je ne sais pas précisément comment vous fonctionnez avec ces livres, je suis peut-être à côté de la plaque.</text:p>
      <text:p text:style-name="P1">Voici quelques idées... j'aimerais que tu corriges/complètes.</text:p>
      <text:p text:style-name="P1"/>
      <text:p text:style-name="P1">- Pouvoir ajouter/supprimer des livres/références</text:p>
      <text:p text:style-name="P1">- Pouvoir préciser leur état?</text:p>
      <text:p text:style-name="P1">- Pouvoir saisir à quel élève un livre a été prêté,</text:p>
      <text:p text:style-name="P1"><text:s text:c="2"/>à quelle date il a été prêté et à quelle date le prêt est sensé se terminer.</text:p>
      <text:p text:style-name="P1">- Pouvoir saisir la date de restitution... (en relevant l'état?)</text:p>
      <text:p text:style-name="P1">- Pouvoir réserver une série de N livres entre telle et telle date.</text:p>
      <text:p text:style-name="P1"/>
      <text:p text:style-name="P1">Pouvoir choisir les utilisateurs autorisés à utiliser le plugin.</text:p>
      <text:p text:style-name="P1">Pouvoir leur donner un rôle (utilisateur (utilisation, réservation), administrateur pour ajouter des livres, supprimer des réservations abusives,...)</text:p>
      <text:p text:style-name="P1"/>
      <text:p text:style-name="P1">Dans lib/share-html.inc.php</text:p>
      <text:p text:style-name="P1"/>
      <text:p text:style-name="P1">liste_checkbox_utilisateurs($tab_statuts, $tab_user_preselectionnes=array(), $nom_champ='login_user', $nom_func_js_tout_cocher_decocher='cocher_decocher', $avec_titre_statut="y", $sql="", $nom_func_js_checkbox_change="checkbox_change", $avec_changement='n')</text:p>
      <text:p text:style-name="P1"/>
      <text:p text:style-name="P1"/>
      <text:p text:style-name="P1"/>
      <text:p text:style-name="P1">Nous prêtons les livres par séries.</text:p>
      <text:p text:style-name="P1">Il sont donc numérotés.</text:p>
      <text:p text:style-name="P1">Exemple : Victor Hugo, /Les Misérables, exemplaires 1 à 60./</text:p>
      <text:p text:style-name="P1">Nous devons savoir que l'élève X a tel numéro.</text:p>
      <text:p text:style-name="P1">Donc il faut qu'on puisse entrer des listes d'élèves.</text:p>
      <text:p text:style-name="P1"/>
      <text:p text:style-name="P1">Autrement toutes tes propositions sont intéressantes.</text:p>
      <text:p text:style-name="P1"/>
      <text:p text:style-name="P1">Ce serait bien aussi d'entrer la date de "mise en service d'un livre" et de </text:p>
      <text:p text:style-name="P1">pouvoir recenser les livres qui manquent.</text:p>
      <text:p text:style-name="P1"/>
      <text:p text:style-name="P1">Et si on pouvait attribuer un titre à un niveau, ce serait royal !</text:p>
      <text:p text:style-name="P1"><text:soft-page-break/>Gadget:</text:p>
      <text:p text:style-name="P1">- Pouvoir uploader une image vignette du livre.</text:p>
      <text:p text:style-name="P1">- Afficher photo élève lors de la sélection ou survol.</text:p>
      <text:p text:style-name="P1"/>
      <text:p text:style-name="P2"><text:span text:style-name="T2">MariaDB [gepidev]&gt; show fields from eleves;</text:span></text:p>
      <text:p text:style-name="P3">+----------------+--------------+------+-----+---------+----------------+</text:p>
      <text:p text:style-name="P3">| Field <text:s text:c="9"/>| Type <text:s text:c="8"/>| Null | Key | Default | Extra <text:s text:c="9"/>|</text:p>
      <text:p text:style-name="P3">+----------------+--------------+------+-----+---------+----------------+</text:p>
      <text:p text:style-name="P3">| no_gep <text:s text:c="8"/>| mediumtext <text:s text:c="2"/>| YES <text:s/>| <text:s text:c="4"/>| NULL <text:s text:c="3"/>| <text:s text:c="15"/>|</text:p>
      <text:p text:style-name="P3">| login <text:s text:c="9"/>| varchar(50) <text:s/>| NO <text:s text:c="2"/>| UNI | NULL <text:s text:c="3"/>| <text:s text:c="15"/>|</text:p>
      <text:p text:style-name="P3">| nom <text:s text:c="11"/>| varchar(100) | YES <text:s/>| <text:s text:c="4"/>| <text:s text:c="8"/>| <text:s text:c="15"/>|</text:p>
      <text:p text:style-name="P3">| prenom <text:s text:c="8"/>| varchar(100) | YES <text:s/>| <text:s text:c="4"/>| <text:s text:c="8"/>| <text:s text:c="15"/>|</text:p>
      <text:p text:style-name="P3">| sexe <text:s text:c="10"/>| varchar(1) <text:s text:c="2"/>| NO <text:s text:c="2"/>| <text:s text:c="4"/>| NULL <text:s text:c="3"/>| <text:s text:c="15"/>|</text:p>
      <text:p text:style-name="P3">| naissance <text:s text:c="5"/>| date <text:s text:c="8"/>| YES <text:s/>| <text:s text:c="4"/>| NULL <text:s text:c="3"/>| <text:s text:c="15"/>|</text:p>
      <text:p text:style-name="P3">| lieu_naissance | varchar(50) <text:s/>| NO <text:s text:c="2"/>| <text:s text:c="4"/>| NULL <text:s text:c="3"/>| <text:s text:c="15"/>|</text:p>
      <text:p text:style-name="P3">| elenoet <text:s text:c="7"/>| varchar(50) <text:s/>| NO <text:s text:c="2"/>| <text:s text:c="4"/>| NULL <text:s text:c="3"/>| <text:s text:c="15"/>|</text:p>
      <text:p text:style-name="P3">| ereno <text:s text:c="9"/>| varchar(50) <text:s/>| NO <text:s text:c="2"/>| <text:s text:c="4"/>| NULL <text:s text:c="3"/>| <text:s text:c="15"/>|</text:p>
      <text:p text:style-name="P3">| ele_id <text:s text:c="8"/>| varchar(10) <text:s/>| NO <text:s text:c="2"/>| MUL | <text:s text:c="8"/>| <text:s text:c="15"/>|</text:p>
      <text:p text:style-name="P3">| email <text:s text:c="9"/>| varchar(255) | NO <text:s text:c="2"/>| <text:s text:c="4"/>| <text:s text:c="8"/>| <text:s text:c="15"/>|</text:p>
      <text:p text:style-name="P3">| id_eleve <text:s text:c="6"/>| int(11) <text:s text:c="5"/>| NO <text:s text:c="2"/>| PRI | NULL <text:s text:c="3"/>| auto_increment |</text:p>
      <text:p text:style-name="P3">| mef_code <text:s text:c="6"/>| varchar(50) <text:s/>| NO <text:s text:c="2"/>| MUL | <text:s text:c="8"/>| <text:s text:c="15"/>|</text:p>
      <text:p text:style-name="P3">| date_sortie <text:s text:c="3"/>| datetime <text:s text:c="4"/>| YES <text:s/>| <text:s text:c="4"/>| NULL <text:s text:c="3"/>| <text:s text:c="15"/>|</text:p>
      <text:p text:style-name="P3">| id_mef <text:s text:c="8"/>| int(11) <text:s text:c="5"/>| YES <text:s/>| MUL | NULL <text:s text:c="3"/>| <text:s text:c="15"/>|</text:p>
      <text:p text:style-name="P3">| tel_pers <text:s text:c="6"/>| varchar(255) | NO <text:s text:c="2"/>| <text:s text:c="4"/>| <text:s text:c="8"/>| <text:s text:c="15"/>|</text:p>
      <text:p text:style-name="P3">| tel_port <text:s text:c="6"/>| varchar(255) | NO <text:s text:c="2"/>| <text:s text:c="4"/>| <text:s text:c="8"/>| <text:s text:c="15"/>|</text:p>
      <text:p text:style-name="P3">| tel_prof <text:s text:c="6"/>| varchar(255) | NO <text:s text:c="2"/>| <text:s text:c="4"/>| <text:s text:c="8"/>| <text:s text:c="15"/>|</text:p>
      <text:p text:style-name="P3">| date_entree <text:s text:c="3"/>| datetime <text:s text:c="4"/>| YES <text:s/>| <text:s text:c="4"/>| NULL <text:s text:c="3"/>| <text:s text:c="15"/>|</text:p>
      <text:p text:style-name="P3">| adr_id <text:s text:c="8"/>| varchar(10) <text:s/>| NO <text:s text:c="2"/>| <text:s text:c="4"/>| <text:s text:c="8"/>| <text:s text:c="15"/>|</text:p>
      <text:p text:style-name="P3">+----------------+--------------+------+-----+---------+----------------+</text:p>
      <text:p text:style-name="P3"/>
      <text:p text:style-name="P3">MariaDB [gepidev]&gt; show fields from j_eleves_classes;</text:p>
      <text:p text:style-name="P3">+-----------+-------------+------+-----+---------+-------+</text:p>
      <text:p text:style-name="P3">| Field <text:s text:c="4"/>| Type <text:s text:c="7"/>| Null | Key | Default | Extra |</text:p>
      <text:p text:style-name="P3">+-----------+-------------+------+-----+---------+-------+</text:p>
      <text:p text:style-name="P3">| login <text:s text:c="4"/>| varchar(50) | NO <text:s text:c="2"/>| PRI | NULL <text:s text:c="3"/>| <text:s text:c="6"/>|</text:p>
      <text:p text:style-name="P3">| id_classe | int(11) <text:s text:c="4"/>| NO <text:s text:c="2"/>| PRI | 0 <text:s text:c="6"/>| <text:s text:c="6"/>|</text:p>
      <text:p text:style-name="P3">| periode <text:s text:c="2"/>| int(11) <text:s text:c="4"/>| NO <text:s text:c="2"/>| PRI | 0 <text:s text:c="6"/>| <text:s text:c="6"/>|</text:p>
      <text:p text:style-name="P3">| rang <text:s text:c="5"/>| smallint(6) | NO <text:s text:c="2"/>| <text:s text:c="4"/>| 0 <text:s text:c="6"/>| <text:s text:c="6"/>|</text:p>
      <text:p text:style-name="P3">+-----------+-------------+------+-----+---------+-------+</text:p>
      <text:p text:style-name="P3"/>
      <text:p text:style-name="P7">MariaDB [gepidev]&gt; show fields from j_eleves_groupes;</text:p>
      <text:p text:style-name="P3">+-----------+-------------+------+-----+---------+-------+</text:p>
      <text:p text:style-name="P3">| Field <text:s text:c="4"/>| Type <text:s text:c="7"/>| Null | Key | Default | Extra |</text:p>
      <text:p text:style-name="P3">+-----------+-------------+------+-----+---------+-------+</text:p>
      <text:p text:style-name="P3">| login <text:s text:c="4"/>| varchar(50) | NO <text:s text:c="2"/>| PRI | <text:s text:c="8"/>| <text:s text:c="6"/>|</text:p>
      <text:p text:style-name="P3">| id_groupe | int(11) <text:s text:c="4"/>| NO <text:s text:c="2"/>| PRI | 0 <text:s text:c="6"/>| <text:s text:c="6"/>|</text:p>
      <text:p text:style-name="P3">| periode <text:s text:c="2"/>| int(11) <text:s text:c="4"/>| NO <text:s text:c="2"/>| PRI | 0 <text:s text:c="6"/>| <text:s text:c="6"/>|</text:p>
      <text:p text:style-name="P3">+-----------+-------------+------+-----+---------+-------+</text:p>
      <text:p text:style-name="P3"/>
      <text:p text:style-name="P3">MariaDB [gepidev]&gt; show fields from groupes;</text:p>
      <text:p text:style-name="P3">+---------------+-------------+------+-----+---------+----------------+</text:p>
      <text:p text:style-name="P3">| Field <text:s text:c="8"/>| Type <text:s text:c="7"/>| Null | Key | Default | Extra <text:s text:c="9"/>|</text:p>
      <text:p text:style-name="P3">+---------------+-------------+------+-----+---------+----------------+</text:p>
      <text:p text:style-name="P3">| id <text:s text:c="11"/>| int(11) <text:s text:c="4"/>| NO <text:s text:c="2"/>| PRI | NULL <text:s text:c="3"/>| auto_increment |</text:p>
      <text:p text:style-name="P3">| name <text:s text:c="9"/>| varchar(60) | NO <text:s text:c="2"/>| <text:s text:c="4"/>| <text:s text:c="8"/>| <text:s text:c="15"/>|</text:p>
      <text:p text:style-name="P3">| description <text:s text:c="2"/>| mediumtext <text:s/>| NO <text:s text:c="2"/>| <text:s text:c="4"/>| NULL <text:s text:c="3"/>| <text:s text:c="15"/>|</text:p>
      <text:p text:style-name="P3">| recalcul_rang | varchar(10) | NO <text:s text:c="2"/>| <text:s text:c="4"/>| <text:s text:c="8"/>| <text:s text:c="15"/>|</text:p>
      <text:p text:style-name="P3">+---------------+-------------+------+-----+---------+----------------+</text:p>
      <text:p text:style-name="P3"/>
      <text:p text:style-name="P3">MariaDB [gepidev]&gt; show fields from j_groupes_classes;</text:p>
      <text:p text:style-name="P3">+--------------------+---------------------------+------+-----+---------+-------+</text:p>
      <text:p text:style-name="P3">| Field <text:s text:c="13"/>| Type <text:s text:c="21"/>| Null | Key | Default | Extra |</text:p>
      <text:p text:style-name="P3">+--------------------+---------------------------+------+-----+---------+-------+</text:p>
      <text:p text:style-name="P3">| id_groupe <text:s text:c="9"/>| int(11) <text:s text:c="18"/>| NO <text:s text:c="2"/>| PRI | 0 <text:s text:c="6"/>| <text:s text:c="6"/>|</text:p>
      <text:p text:style-name="P3">| id_classe <text:s text:c="9"/>| int(11) <text:s text:c="18"/>| NO <text:s text:c="2"/>| PRI | 0 <text:s text:c="6"/>| <text:s text:c="6"/>|</text:p>
      <text:p text:style-name="P3">| priorite <text:s text:c="10"/>| smallint(6) <text:s text:c="14"/>| NO <text:s text:c="2"/>| <text:s text:c="4"/>| 0 <text:s text:c="6"/>| <text:s text:c="6"/>|</text:p>
      <text:p text:style-name="P3">| coef <text:s text:c="14"/>| decimal(3,1) <text:s text:c="13"/>| NO <text:s text:c="2"/>| <text:s text:c="4"/>| 0.0 <text:s text:c="4"/>| <text:s text:c="6"/>|</text:p>
      <text:p text:style-name="P3">| categorie_id <text:s text:c="6"/>| int(11) <text:s text:c="18"/>| NO <text:s text:c="2"/>| <text:s text:c="4"/>| 1 <text:s text:c="6"/>| <text:s text:c="6"/>|</text:p>
      <text:p text:style-name="P3">| saisie_ects <text:s text:c="7"/>| tinyint(1) <text:s text:c="15"/>| NO <text:s text:c="2"/>| MUL | 0 <text:s text:c="6"/>| <text:s text:c="6"/>|</text:p>
      <text:p text:style-name="P3">| valeur_ects <text:s text:c="7"/>| int(11) <text:s text:c="18"/>| YES <text:s/>| <text:s text:c="4"/>| NULL <text:s text:c="3"/>| <text:s text:c="6"/>|</text:p>
      <text:p text:style-name="P3">| mode_moy <text:s text:c="10"/>| enum('-','sup10','bonus') | NO <text:s text:c="2"/>| <text:s text:c="4"/>| - <text:s text:c="6"/>| <text:s text:c="6"/>|</text:p>
      <text:p text:style-name="P3">| apb_langue_vivante | varchar(3) <text:s text:c="15"/>| NO <text:s text:c="2"/>| <text:s text:c="4"/>| <text:s text:c="8"/>| <text:s text:c="6"/>|</text:p>
      <text:p text:style-name="P3">+--------------------+---------------------------+------+-----+---------+-------+</text:p>
      <text:p text:style-name="P3"/>
      <text:p text:style-name="P3">MariaDB [gepidev]&gt; show fields from classes;</text:p>
      <text:p text:style-name="P3">+--------------------------------------+------------------+------+-----+---------+----------------+</text:p>
      <text:p text:style-name="P3">| Field <text:s text:c="31"/>| Type <text:s text:c="12"/>| Null | Key | Default | Extra <text:s text:c="9"/>|</text:p>
      <text:p text:style-name="P3">+--------------------------------------+------------------+------+-----+---------+----------------+</text:p>
      <text:p text:style-name="P3">| id <text:s text:c="34"/>| int(11) unsigned | NO <text:s text:c="2"/>| MUL | NULL <text:s text:c="3"/>| auto_increment |</text:p>
      <text:p text:style-name="P3">| classe <text:s text:c="30"/>| varchar(100) <text:s text:c="4"/>| NO <text:s text:c="2"/>| MUL | NULL <text:s text:c="3"/>| <text:s text:c="15"/>|</text:p>
      <text:p text:style-name="P3">| nom_complet <text:s text:c="25"/>| varchar(100) <text:s text:c="4"/>| NO <text:s text:c="2"/>| <text:s text:c="4"/>| <text:s text:c="8"/>| <text:s text:c="15"/>|</text:p>
      <text:p text:style-name="P3">...</text:p>
      <text:p text:style-name="P3">+--------------------------------------+------------------+------+-----+---------+----------------+</text:p>
      <text:p text:style-name="P3"/>
      <text:p text:style-name="P7">MariaDB [gepidev]&gt; show fields from responsables2;</text:p>
      <text:p text:style-name="P3">+-----------------------+-------------+------+-----+---------+-------+</text:p>
      <text:p text:style-name="P3">| Field <text:s text:c="16"/>| Type <text:s text:c="7"/>| Null | Key | Default | Extra |</text:p>
      <text:p text:style-name="P3">+-----------------------+-------------+------+-----+---------+-------+</text:p>
      <text:p text:style-name="P3">| ele_id <text:s text:c="15"/>| varchar(10) | NO <text:s text:c="2"/>| MUL | <text:s text:c="8"/>| <text:s text:c="6"/>|</text:p>
      <text:p text:style-name="P3">| pers_id <text:s text:c="14"/>| varchar(10) | NO <text:s text:c="2"/>| MUL | <text:s text:c="8"/>| <text:s text:c="6"/>|</text:p>
      <text:p text:style-name="P3">| resp_legal <text:s text:c="11"/>| char(1) <text:s text:c="4"/>| NO <text:s text:c="2"/>| MUL | <text:s text:c="8"/>| <text:s text:c="6"/>|</text:p>
      <text:p text:style-name="P3">| pers_contact <text:s text:c="9"/>| char(1) <text:s text:c="4"/>| NO <text:s text:c="2"/>| <text:s text:c="4"/>| <text:s text:c="8"/>| <text:s text:c="6"/>|</text:p>
      <text:p text:style-name="P3">| acces_sp <text:s text:c="13"/>| varchar(1) <text:s/>| NO <text:s text:c="2"/>| <text:s text:c="4"/>| <text:s text:c="8"/>| <text:s text:c="6"/>|</text:p>
      <text:p text:style-name="P3">| envoi_bulletin <text:s text:c="7"/>| char(1) <text:s text:c="4"/>| NO <text:s text:c="2"/>| <text:s text:c="4"/>| n <text:s text:c="6"/>| <text:s text:c="6"/>|</text:p>
      <text:p text:style-name="P3">| niveau_responsabilite | varchar(10) | NO <text:s text:c="2"/>| <text:s text:c="4"/>| <text:s text:c="8"/>| <text:s text:c="6"/>|</text:p>
      <text:p text:style-name="P3">| code_parente <text:s text:c="9"/>| varchar(10) | NO <text:s text:c="2"/>| <text:s text:c="4"/>| <text:s text:c="8"/>| <text:s text:c="6"/>|</text:p>
      <text:p text:style-name="P3">| paie_frais_scolaires <text:s/>| varchar(10) | NO <text:s text:c="2"/>| <text:s text:c="4"/>| <text:s text:c="8"/>| <text:s text:c="6"/>|</text:p>
      <text:p text:style-name="P3">+-----------------------+-------------+------+-----+---------+-------+</text:p>
      <text:p text:style-name="P3"/>
      <text:p text:style-name="P3">MariaDB [gepidev]&gt; show fields from resp_pers;</text:p>
      <text:p text:style-name="P3">+----------+--------------+------+-----+---------+-------+</text:p>
      <text:p text:style-name="P3">| Field <text:s text:c="3"/>| Type <text:s text:c="8"/>| Null | Key | Default | Extra |</text:p>
      <text:p text:style-name="P3">+----------+--------------+------+-----+---------+-------+</text:p>
      <text:p text:style-name="P3">| pers_id <text:s/>| varchar(10) <text:s/>| NO <text:s text:c="2"/>| PRI | <text:s text:c="8"/>| <text:s text:c="6"/>|</text:p>
      <text:p text:style-name="P3">| login <text:s text:c="3"/>| varchar(50) <text:s/>| NO <text:s text:c="2"/>| MUL | <text:s text:c="8"/>| <text:s text:c="6"/>|</text:p>
      <text:p text:style-name="P3">| nom <text:s text:c="5"/>| varchar(50) <text:s/>| NO <text:s text:c="2"/>| <text:s text:c="4"/>| NULL <text:s text:c="3"/>| <text:s text:c="6"/>|</text:p>
      <text:p text:style-name="P3">| prenom <text:s text:c="2"/>| varchar(50) <text:s/>| NO <text:s text:c="2"/>| <text:s text:c="4"/>| NULL <text:s text:c="3"/>| <text:s text:c="6"/>|</text:p>
      <text:p text:style-name="P3">| civilite | varchar(5) <text:s text:c="2"/>| NO <text:s text:c="2"/>| <text:s text:c="4"/>| <text:s text:c="8"/>| <text:s text:c="6"/>|</text:p>
      <text:p text:style-name="P3">| tel_pers | varchar(255) | YES <text:s/>| <text:s text:c="4"/>| NULL <text:s text:c="3"/>| <text:s text:c="6"/>|</text:p>
      <text:p text:style-name="P3">| tel_port | varchar(255) | YES <text:s/>| <text:s text:c="4"/>| NULL <text:s text:c="3"/>| <text:s text:c="6"/>|</text:p>
      <text:p text:style-name="P3">| tel_prof | varchar(255) | YES <text:s/>| <text:s text:c="4"/>| NULL <text:s text:c="3"/>| <text:s text:c="6"/>|</text:p>
      <text:p text:style-name="P3">| mel <text:s text:c="5"/>| varchar(100) | NO <text:s text:c="2"/>| <text:s text:c="4"/>| <text:s text:c="8"/>| <text:s text:c="6"/>|</text:p>
      <text:p text:style-name="P3">| adr_id <text:s text:c="2"/>| varchar(10) <text:s/>| NO <text:s text:c="2"/>| MUL | <text:s text:c="8"/>| <text:s text:c="6"/>|</text:p>
      <text:p text:style-name="P3">+----------+--------------+------+-----+---------+-------+</text:p>
      <text:p text:style-name="P3"/>
      <text:p text:style-name="P3">MariaDB [gepidev]&gt; </text:p>
      <text:p text:style-name="P8">Utilisation de GIT : <text:a xlink:type="simple" xlink:href="http://www.sylogix.org/projects/gepi/wiki/Git" text:style-name="Internet_20_link" text:visited-style-name="Visited_20_Internet_20_Link"><text:span text:style-name="T4">http://www.sylogix.org/projects/gepi/wiki/Git</text:span></text:a></text:p>
      <text:p text:style-name="P3"/>
      <text:p text:style-name="P5"><text:span text:style-name="T5">Dépôt GIT Gepi : </text:span><text:a xlink:type="simple" xlink:href="https://github.com/tbelliard/gepi" text:style-name="Internet_20_link" text:visited-style-name="Visited_20_Internet_20_Link">https://github.com/tbelliard/gepi</text:a></text:p>
      <text:p text:style-name="P3"/>
      <text:p text:style-name="P6">Dépôt GIT créé pour le plugin stock : <text:a xlink:type="simple" xlink:href="https://github.com/crob27/plugin_stock" text:style-name="Internet_20_link" text:visited-style-name="Visited_20_Internet_20_Link"><text:span text:style-name="T4">https://github.com/crob27/plugin_stock</text:span></text:a></text:p>
      <text:p text:style-name="P3"/>
      <text:p text:style-name="P6">Création de l’arborescence sur mon PC :</text:p>
      <text:p text:style-name="P3">11:45 steph@hpcrob ~/gepi_git_officiel $ git clone git@github.com:crob27/plugin_stock.git</text:p>
      <text:p text:style-name="P3">Clonage dans 'plugin_stock'...</text:p>
      <text:p text:style-name="P3">remote: Enumerating objects: 11, done.</text:p>
      <text:p text:style-name="P3">remote: Counting objects: 100% (11/11), done.</text:p>
      <text:p text:style-name="P3">remote: Compressing objects: 100% (11/11), done.</text:p>
      <text:p text:style-name="P3">remote: Total 11 (delta 3), reused 0 (delta 0), pack-reused 0</text:p>
      <text:p text:style-name="P3">Réception d'objets: 100% (11/11), 15.85 KiB | 405.00 KiB/s, fait.</text:p>
      <text:p text:style-name="P3">Résolution des deltas: 100% (3/3), fait.</text:p>
      <text:p text:style-name="P4">11:49 steph@hpcrob ~/gepi_git_officiel $ </text:p>
      <text:p text:style-name="P4"/>
      <text:p text:style-name="P4">11:49 steph@hpcrob ~/gepi_git_officiel $ ls plugin_stock/</text:p>
      <text:p text:style-name="P4">admin.php <text:s/>autre_script.php <text:s/>functions_plugin_example.php <text:s/>index.php <text:s/>LICENSE <text:s/>plugin.xml <text:s/>README.md</text:p>
      <text:p text:style-name="P4">11:49 steph@hpcrob ~/gepi_git_officiel $ </text:p>
      <text:p text:style-name="P4"/>
      <text:p text:style-name="P4">11:49 steph@hpcrob ~/gepi_git_officiel $ cd plugin_stock/</text:p>
      <text:p text:style-name="P3">11:50 steph@hpcrob ~/gepi_git_officiel/plugin_stock(master) $ </text:p>
      <text:p text:style-name="P3"/>
      <text:p text:style-name="P3">11:58 steph@hpcrob ~/gepi_git_officiel/plugin_stock(master) $ mkdir tools</text:p>
      <text:p text:style-name="P3">12:01 steph@hpcrob ~/gepi_git_officiel/plugin_stock(master) $ cp /home/steph/gepi_git_officiel/export_PS1_git.sh tools/</text:p>
      <text:p text:style-name="P3">12:01 steph@hpcrob ~/gepi_git_officiel/plugin_stock(master) $ cp ~/2017_08_28/hameau/plugin_stock/plugin_stock.odt tools/</text:p>
      <text:p text:style-name="P3">12:02 steph@hpcrob ~/gepi_git_officiel/plugin_stock(master) $ git add tools</text:p>
      <text:p text:style-name="P3">12:02 steph@hpcrob ~/gepi_git_officiel/plugin_stock(master)+ $ git commit -m "Ajout de notes et gestion PS1" tools</text:p>
      <text:p text:style-name="P3">[master bb3ae0b] Ajout de notes et gestion PS1</text:p>
      <text:p text:style-name="P3"><text:s/>2 files changed, 29 insertions(+)</text:p>
      <text:p text:style-name="P3"><text:s/>create mode 100755 tools/export_PS1_git.sh</text:p>
      <text:p text:style-name="P3"><text:s/>create mode 100644 tools/plugin_stock.odt</text:p>
      <text:p text:style-name="P3">12:03 steph@hpcrob ~/gepi_git_officiel/plugin_stock(master) $ git push origin</text:p>
      <text:p text:style-name="P3">Énumération des objets: 6, fait.</text:p>
      <text:p text:style-name="P3">Décompte des objets: 100% (6/6), fait.</text:p>
      <text:p text:style-name="P3">Compression par delta en utilisant jusqu'à 2 fils d'exécution</text:p>
      <text:p text:style-name="P3">Compression des objets: 100% (5/5), fait.</text:p>
      <text:p text:style-name="P3">Écriture des objets: 100% (5/5), 19.91 KiB | 9.96 MiB/s, fait.</text:p>
      <text:p text:style-name="P3">Total 5 (delta 1), réutilisés 0 (delta 0)</text:p>
      <text:p text:style-name="P3">remote: Resolving deltas: 100% (1/1), completed with 1 local object.</text:p>
      <text:p text:style-name="P3">To github.com:crob27/plugin_stock.git</text:p>
      <text:p text:style-name="P3"><text:s text:c="3"/>3ec9f6b..bb3ae0b <text:s/>master -&gt; master</text:p>
      <text:p text:style-name="P3">12:03 steph@hpcrob ~/gepi_git_officiel/plugin_stock(master) $ </text:p>
      <text:p text:style-name="P7"><text:tab/><text:tab/><text:tab/></text:p>
      <text:p text:style-name="P3"><text:tab/><text:tab/><text:tab/>CREATE TABLE IF NOT EXISTS `plugin_stock_users` (</text:p>
      <text:p text:style-name="P3"><draw:path text:anchor-type="paragraph" draw:z-index="4" draw:name="Forme5" draw:style-name="gr1" draw:text-style-name="P9" svg:width="13.259cm" svg:height="14.511cm" draw:transform="rotate (0.0869173967493176) translate (7.27019332329778cm 0.30464504605147cm)" svg:viewBox="0 0 13260 14512" svg:d="M0 14372c4568 0 13532 754 13254-1235-278-1990-1101-8701-2689-8760-1589-58-9392-4377-9392-4377"><text:p/></draw:path><text:tab/><text:tab/><text:tab/> <text:s/>`login` varchar(50) NOT NULL,</text:p>
      <text:p text:style-name="P3"><text:tab/><text:tab/><text:tab/> <text:s/>`statut` varchar(50) NOT NULL,</text:p>
      <text:p text:style-name="P3"><text:tab/><text:tab/><text:tab/> <text:s/>PRIMARY KEY `login` (`login`)</text:p>
      <text:p text:style-name="P3"><text:tab/><text:tab/><text:tab/>) ENGINE=MyISAM ;</text:p>
      <text:p text:style-name="P3"><text:tab/><text:tab/><text:tab/></text:p>
      <text:p text:style-name="P3"><text:tab/><text:tab/><text:tab/>CREATE TABLE IF NOT EXISTS `plugin_stock_eleves` (</text:p>
      <text:p text:style-name="P3"><text:tab/><text:tab/><text:tab/> <text:s/>`id` int(11) NOT NULL AUTO_INCREMENT,</text:p>
      <text:p text:style-name="P3"><draw:path text:anchor-type="paragraph" draw:z-index="0" draw:name="Forme1" draw:style-name="gr1" draw:text-style-name="P9" svg:width="8.042cm" svg:height="11.27cm" draw:transform="rotate (-0.00541052068118242) translate (8.38552777785324cm 0.151694430497cm)" svg:viewBox="0 0 8043 11271" svg:d="M0 0c4921 0 6570 1526 6570 1526l1473 8220-7876 1525 52-54"><text:p/></draw:path><text:tab/><text:tab/><text:tab/> <text:s/>`id_eleve` INT(11) NOT NULL,</text:p>
      <text:p text:style-name="P3"><text:tab/><text:tab/><text:tab/> <text:s/>`nom` varchar(50) NOT NULL,</text:p>
      <text:p text:style-name="P3"><text:tab/><text:tab/><text:tab/> <text:s/>`prenom` varchar(50) NOT NULL,</text:p>
      <text:p text:style-name="P3"><text:tab/><text:tab/><text:tab/> <text:s/>PRIMARY KEY (`id`),</text:p>
      <text:p text:style-name="P3"><text:tab/><text:tab/><text:tab/> <text:s/>UNIQUE KEY `login` (`login`)</text:p>
      <text:p text:style-name="P3"><text:tab/><text:tab/><text:tab/>) ENGINE=MyISAM ;</text:p>
      <text:p text:style-name="P3"><text:tab/><text:tab/><text:tab/></text:p>
      <text:p text:style-name="P3"><text:tab/><text:tab/><text:tab/>CREATE TABLE IF NOT EXISTS `plugin_stock_ouvrages` (</text:p>
      <text:p text:style-name="P3"><draw:path text:anchor-type="paragraph" draw:z-index="1" draw:name="Forme2" draw:style-name="gr1" draw:text-style-name="P9" svg:width="5.691cm" svg:height="3.728cm" draw:transform="rotate (-0.144164196214732) translate (9.212312480611cm 0.0843026039500249cm)" svg:viewBox="0 0 5692 3729" svg:d="M1009 0c3316 0 5592 766 4330 1831-1262 1066-5339 1898-5339 1898l49-34"><text:p/></draw:path><text:tab/><text:tab/><text:tab/> <text:s/>`id` int(11) NOT NULL AUTO_INCREMENT,</text:p>
      <text:p text:style-name="P3"><text:tab/><text:tab/><text:tab/> <text:s/>`titre` VARCHAR(255) NOT NULL,</text:p>
      <text:p text:style-name="P3"><text:tab/><text:tab/><text:tab/> <text:s/>`auteur` varchar(100) NOT NULL,</text:p>
      <text:p text:style-name="P3"><text:tab/><text:tab/><text:tab/> <text:s/>`code` varchar(50) NOT NULL,</text:p>
      <text:p text:style-name="P3"><text:tab/><text:tab/><text:tab/> <text:s/>PRIMARY KEY (`id`)</text:p>
      <text:p text:style-name="P3"><text:tab/><text:tab/><text:tab/>) ENGINE=MyISAM ;</text:p>
      <text:p text:style-name="P3"><text:tab/><text:tab/><text:tab/></text:p>
      <text:p text:style-name="P3"><text:tab/><text:tab/><text:tab/>CREATE TABLE IF NOT EXISTS `plugin_stock_exemplaires` (</text:p>
      <text:p text:style-name="P3"><draw:path text:anchor-type="paragraph" draw:z-index="3" draw:name="Forme4" draw:style-name="gr1" draw:text-style-name="P9" svg:width="1.992cm" svg:height="4.389cm" draw:transform="rotate (-3.04193435330092) translate (2.26066371822548cm 4.54310782719173cm)" svg:viewBox="0 0 1993 4390" svg:d="M0 4390c1064 0 1735-1927 1735-1927 0 0 692-1074-192-1801-885-726-1290-660-1290-660"><text:p/></draw:path><text:tab/><text:tab/><text:tab/> <text:s/>`id` int(11) NOT NULL AUTO_INCREMENT,</text:p>
      <text:p text:style-name="P3"><draw:path text:anchor-type="paragraph" draw:z-index="2" draw:name="Forme3" draw:style-name="gr1" draw:text-style-name="P9" svg:width="6.672cm" svg:height="3.446cm" draw:transform="rotate (-0.25848326222036) translate (8.91469444657695cm 0.329847214156707cm)" svg:viewBox="0 0 6673 3447" svg:d="M0 0c2381 0 6321 409 6321 409 0 0 1508 12-1718 1576-3227 1565-4075 1461-4075 1461"><text:p/></draw:path><text:tab/><text:tab/><text:tab/> <text:s/>`id_ouvrage` INT(11) NOT NULL,</text:p>
      <text:p text:style-name="P3"><text:tab/><text:tab/><text:tab/> <text:s/>`numero` TINYINT(1) NOT NULL,</text:p>
      <text:p text:style-name="P3"><text:tab/><text:tab/><text:tab/> <text:s/>`etat` varchar(50) NOT NULL,</text:p>
      <text:p text:style-name="P3"><text:tab/><text:tab/><text:tab/> <text:s/>PRIMARY KEY (`id`),</text:p>
      <text:p text:style-name="P3"><text:tab/><text:tab/><text:tab/> <text:s/>UNIQUE KEY `login` (`login`)</text:p>
      <text:p text:style-name="P3"><text:tab/><text:tab/><text:tab/>) ENGINE=MyISAM ;</text:p>
      <text:p text:style-name="P3"><text:tab/><text:tab/><text:tab/></text:p>
      <text:p text:style-name="P3"><text:tab/><text:tab/><text:tab/>CREATE TABLE IF NOT EXISTS `plugin_stock_emprunts` (</text:p>
      <text:p text:style-name="P3"><text:tab/><text:tab/><text:tab/> <text:s/>`id` int(11) NOT NULL AUTO_INCREMENT,</text:p>
      <text:p text:style-name="P3"><text:tab/><text:tab/><text:tab/> <text:s/>`id_ouvrage` INT(11) NOT NULL,</text:p>
      <text:p text:style-name="P3"><text:tab/><text:tab/><text:tab/> <text:s/>`id_exemplaire` INT(11) NOT NULL,</text:p>
      <text:p text:style-name="P3"><text:tab/><text:tab/><text:tab/> <text:s/>`id_eleve` INT(11) NOT NULL,</text:p>
      <text:p text:style-name="P3"><text:tab/><text:tab/><text:tab/> <text:s/>`<text:span text:style-name="T7">login</text:span>_preteur` <text:span text:style-name="T6">VARCHAR(50</text:span>) NOT NULL,</text:p>
      <text:p text:style-name="P3"><text:tab/><text:tab/><text:tab/> <text:s/>`date_pret` DATETIME NOT NULL,</text:p>
      <text:p text:style-name="P3"><text:tab/><text:tab/><text:tab/> <text:s/>`date_previsionnelle_retour` DATETIME NOT NULL,</text:p>
      <text:p text:style-name="P3"><text:tab/><text:tab/><text:tab/> <text:s/>`date_retour` DATETIME NOT NULL,</text:p>
      <text:p text:style-name="P3"><text:tab/><text:tab/><text:tab/> <text:s/>PRIMARY KEY (`id`),</text:p>
      <text:p text:style-name="P3"><text:tab/><text:tab/><text:tab/> <text:s/>UNIQUE KEY `pret` (`id_ouvrage`, `id_exemplaire`, `id_eleve`)</text:p>
      <text:p text:style-name="P3"><text:tab/><text:tab/><text:tab/>) ENGINE=MyISAM 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entury Schoolbook L" svg:font-family="'Century Schoolbook L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entury Schoolbook L1" svg:font-family="'Century Schoolbook L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entury Schoolbook L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Century Schoolbook L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entury Schoolbook L" fo:font-family="'Century Schoolbook L'" style:font-family-generic="roman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entury Schoolbook L" fo:font-family="'Century Schoolbook L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entury Schoolbook L" fo:font-family="'Century Schoolbook L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entury Schoolbook L" fo:font-family="'Century Schoolbook L'" style:font-family-generic="roman"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Strong_20_Emphasis" style:num-suffix=".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Strong_20_Emphasis" style:num-format="I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Strong_20_Emphasi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Strong_20_Emphasis" style:num-format="a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Strong_20_Emphasis" style:num-format="I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Strong_20_Emphasis" style:num-format="I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Strong_20_Emphasis" style:num-format="I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Strong_20_Emphasis" style:num-format="I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Strong_20_Emphasis" style:num-format="I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Strong_20_Emphasis" style:num-format="I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Strong_20_Emphasis" style:num-format="I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09:16:11.208235144</meta:creation-date>
    <meta:editing-duration>PT4H37M22S</meta:editing-duration>
    <meta:editing-cycles>13</meta:editing-cycles>
    <meta:generator>LibreOffice/6.1.5.2$Linux_x86 LibreOffice_project/10$Build-2</meta:generator>
    <dc:title>Maths</dc:title>
    <dc:date>2019-07-31T13:53:38.411644161</dc:date>
    <meta:document-statistic meta:table-count="0" meta:image-count="0" meta:object-count="0" meta:page-count="6" meta:paragraph-count="212" meta:word-count="1663" meta:character-count="12438" meta:non-whitespace-character-count="8873"/>
    <meta:template xlink:type="simple" xlink:actuate="onRequest" xlink:title="Maths" xlink:href="../../../../.config/libreoffice/4/user/template/Maths1.ott" meta:date="2019-07-31T09:16:10.476524990"/>
  </office:meta>
</office:document-meta>
</file>